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529c" officeooo:paragraph-rsid="0002529c"/>
    </style:style>
    <style:style style:name="P2" style:family="paragraph" style:parent-style-name="Standard">
      <style:text-properties officeooo:rsid="0002529c" officeooo:paragraph-rsid="000ea586"/>
    </style:style>
    <style:style style:name="P3" style:family="paragraph" style:parent-style-name="Standard">
      <style:text-properties officeooo:rsid="000ea586" officeooo:paragraph-rsid="000ea586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02529c" officeooo:paragraph-rsid="0002529c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02529c" officeooo:paragraph-rsid="00046002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02529c" officeooo:paragraph-rsid="000dd759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02529c" officeooo:paragraph-rsid="000f7b45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02529c"/>
    </style:style>
    <style:style style:name="P9" style:family="paragraph" style:parent-style-name="Standard">
      <style:paragraph-properties fo:text-align="start" style:justify-single-word="false" style:writing-mode="lr-tb"/>
      <style:text-properties fo:font-weight="bold" officeooo:rsid="0005b599" officeooo:paragraph-rsid="0005b599" style:font-weight-asian="bold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fo:font-weight="bold" officeooo:rsid="0002529c" officeooo:paragraph-rsid="0002529c" style:font-weight-asian="bold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fo:font-weight="bold" officeooo:rsid="0002529c" officeooo:paragraph-rsid="00046002" style:font-weight-asian="bold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fo:color="#000000" style:font-name="Monospace" fo:font-size="10pt" officeooo:rsid="0002529c" officeooo:paragraph-rsid="0002529c" fo:background-color="#e8f2fe" style:font-size-asian="10pt"/>
    </style:style>
    <style:style style:name="P13" style:family="paragraph" style:parent-style-name="Standard">
      <style:paragraph-properties fo:text-align="start" style:justify-single-word="false" style:writing-mode="lr-tb"/>
      <style:text-properties fo:color="#000000" style:font-name="Monospace" fo:font-size="10pt" officeooo:rsid="0002529c" officeooo:paragraph-rsid="00046002" fo:background-color="#e8f2fe" style:font-size-asian="10pt"/>
    </style:style>
    <style:style style:name="P14" style:family="paragraph" style:parent-style-name="Standard">
      <style:paragraph-properties fo:text-align="start" style:justify-single-word="false" style:writing-mode="lr-tb"/>
      <style:text-properties fo:color="#000000" style:font-name="Monospace" fo:font-size="10pt" officeooo:rsid="0002529c" officeooo:paragraph-rsid="0005b599" fo:background-color="#e8f2fe" style:font-size-asian="10pt"/>
    </style:style>
    <style:style style:name="P15" style:family="paragraph" style:parent-style-name="Standard">
      <style:paragraph-properties fo:text-align="start" style:justify-single-word="false" style:writing-mode="lr-tb"/>
      <style:text-properties fo:color="#000000" style:font-name="Monospace" fo:font-size="10pt" officeooo:rsid="00038e9d" officeooo:paragraph-rsid="0002529c" fo:background-color="#e8f2fe" style:font-size-asian="10pt"/>
    </style:style>
    <style:style style:name="P16" style:family="paragraph" style:parent-style-name="Standard">
      <style:paragraph-properties fo:text-align="start" style:justify-single-word="false" style:writing-mode="lr-tb"/>
      <style:text-properties fo:color="#000000" style:font-name="Monospace" fo:font-size="10pt" officeooo:rsid="00038e9d" officeooo:paragraph-rsid="000f7b45" fo:background-color="#e8f2fe" style:font-size-asian="10pt"/>
    </style:style>
    <style:style style:name="P17" style:family="paragraph" style:parent-style-name="Standard">
      <style:paragraph-properties fo:text-align="start" style:justify-single-word="false" style:writing-mode="lr-tb"/>
      <style:text-properties fo:color="#000000" style:font-name="Monospace" fo:font-size="10pt" officeooo:rsid="00044c53" officeooo:paragraph-rsid="0002529c" fo:background-color="#e8f2fe" style:font-size-asian="10pt"/>
    </style:style>
    <style:style style:name="P18" style:family="paragraph" style:parent-style-name="Standard">
      <style:paragraph-properties fo:text-align="start" style:justify-single-word="false" style:writing-mode="lr-tb"/>
      <style:text-properties fo:color="#000000" style:font-name="Monospace" fo:font-size="10pt" officeooo:rsid="00044c53" officeooo:paragraph-rsid="000dd759" fo:background-color="#e8f2fe" style:font-size-asian="10pt"/>
    </style:style>
    <style:style style:name="P19" style:family="paragraph" style:parent-style-name="Standard">
      <style:paragraph-properties fo:text-align="start" style:justify-single-word="false" style:writing-mode="lr-tb"/>
      <style:text-properties fo:color="#000000" style:font-name="Monospace" fo:font-size="10pt" officeooo:rsid="00046002" officeooo:paragraph-rsid="00046002" fo:background-color="#e8f2fe" style:font-size-asian="10pt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font-name="Monospace" fo:font-size="10pt" officeooo:rsid="0005b599" officeooo:paragraph-rsid="00046002" fo:background-color="#e8f2fe" style:font-size-asian="10pt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font-name="Monospace" fo:font-size="10pt" officeooo:rsid="0005b599" officeooo:paragraph-rsid="0005b599" fo:background-color="#e8f2fe" style:font-size-asian="10pt"/>
    </style:style>
    <style:style style:name="P22" style:family="paragraph" style:parent-style-name="Standard">
      <style:paragraph-properties fo:text-align="end" style:justify-single-word="false" style:writing-mode="lr-tb"/>
      <style:text-properties fo:color="#000000" style:font-name="Monospace" fo:font-size="10pt" officeooo:rsid="000b44a7" officeooo:paragraph-rsid="000b44a7" fo:background-color="#e8f2fe" style:font-size-asian="10pt"/>
    </style:style>
    <style:style style:name="P23" style:family="paragraph" style:parent-style-name="Standard">
      <style:paragraph-properties fo:text-align="end" style:justify-single-word="false" style:writing-mode="lr-tb"/>
      <style:text-properties fo:color="#000000" style:font-name="Monospace" fo:font-size="10pt" officeooo:rsid="000c98b1" officeooo:paragraph-rsid="000c98b1" fo:background-color="#e8f2fe" style:font-size-asian="10pt"/>
    </style:style>
    <style:style style:name="P24" style:family="paragraph" style:parent-style-name="Standard">
      <style:paragraph-properties fo:text-align="end" style:justify-single-word="false" style:writing-mode="lr-tb"/>
      <style:text-properties fo:color="#000000" style:font-name="Monospace" fo:font-size="10pt" officeooo:rsid="000d4271" officeooo:paragraph-rsid="000d4271" fo:background-color="#e8f2fe" style:font-size-asian="10pt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font-name="Monospace" fo:font-size="10pt" officeooo:rsid="000d4271" officeooo:paragraph-rsid="0005b599" fo:background-color="#e8f2fe" style:font-size-asian="10pt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font-name="Monospace" fo:font-size="10pt" fo:font-weight="bold" officeooo:rsid="0005b599" officeooo:paragraph-rsid="0005b599" style:font-size-asian="10pt" style:font-weight-asian="bold" style:font-weight-complex="bold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font-name="Monospace" fo:font-size="10pt" fo:font-weight="bold" officeooo:rsid="00038e9d" officeooo:paragraph-rsid="0002529c" fo:background-color="#e8f2fe" style:font-size-asian="10pt" style:font-weight-asian="bold" style:font-weight-complex="bold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font-name="Monospace" fo:font-size="10pt" fo:font-weight="bold" officeooo:rsid="00044c53" officeooo:paragraph-rsid="0002529c" fo:background-color="#e8f2fe" style:font-size-asian="10pt" style:font-weight-asian="bold" style:font-weight-complex="bold"/>
    </style:style>
    <style:style style:name="P29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sans-serif" fo:font-size="10.5pt" fo:letter-spacing="normal" fo:font-style="normal" fo:font-weight="normal" officeooo:rsid="0005b599" officeooo:paragraph-rsid="0005b599" fo:background-color="#e8f2fe" style:font-size-asian="10pt"/>
    </style:style>
    <style:style style:name="P30" style:family="paragraph" style:parent-style-name="List_20_Paragraph">
      <style:paragraph-properties fo:text-align="start" style:justify-single-word="false" style:writing-mode="lr-tb"/>
      <style:text-properties officeooo:rsid="0002529c" officeooo:paragraph-rsid="000f7b45"/>
    </style:style>
    <style:style style:name="P31" style:family="paragraph" style:parent-style-name="List_20_Paragraph">
      <style:paragraph-properties fo:text-align="start" style:justify-single-word="false" style:writing-mode="lr-tb"/>
      <style:text-properties fo:font-weight="bold" officeooo:rsid="0002529c" officeooo:paragraph-rsid="000f7b45" style:font-weight-asian="bold" style:font-weight-complex="bold"/>
    </style:style>
    <style:style style:name="P32" style:family="paragraph" style:parent-style-name="List_20_Paragraph">
      <style:paragraph-properties fo:text-align="start" style:justify-single-word="false" style:writing-mode="lr-tb"/>
      <style:text-properties fo:font-weight="bold" officeooo:rsid="00153e1b" officeooo:paragraph-rsid="000f7b45" style:font-weight-asian="bold" style:font-weight-complex="bold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36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02529c" officeooo:paragraph-rsid="000ea586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font-name="Monospace" fo:font-size="10pt" officeooo:rsid="0005b599" officeooo:paragraph-rsid="0005b599" fo:background-color="#e8f2fe" style:font-size-asian="10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4pt" style:font-size-asian="14pt"/>
    </style:style>
    <style:style style:name="T1" style:family="text">
      <style:text-properties fo:color="#000000" style:font-name="Monospace" fo:font-size="10pt" fo:background-color="#e8f2fe" loext:char-shading-value="0" style:font-size-asian="10pt"/>
    </style:style>
    <style:style style:name="T2" style:family="text">
      <style:text-properties fo:color="#000000" style:font-name="Monospace" fo:font-size="10pt" officeooo:rsid="00038e9d" fo:background-color="#e8f2fe" loext:char-shading-value="0" style:font-size-asian="10pt"/>
    </style:style>
    <style:style style:name="T3" style:family="text">
      <style:text-properties fo:color="#000000" style:font-name="Monospace" fo:font-size="10pt" officeooo:rsid="00044c53" fo:background-color="#e8f2fe" loext:char-shading-value="0" style:font-size-asian="10pt"/>
    </style:style>
    <style:style style:name="T4" style:family="text">
      <style:text-properties fo:color="#000000" style:font-name="Monospace" fo:font-size="10pt" officeooo:rsid="00046002" fo:background-color="#e8f2fe" loext:char-shading-value="0" style:font-size-asian="10pt"/>
    </style:style>
    <style:style style:name="T5" style:family="text">
      <style:text-properties fo:color="#000000" style:font-name="Monospace" fo:font-size="10pt" officeooo:rsid="0005b599" fo:background-color="#e8f2fe" loext:char-shading-value="0" style:font-size-asian="10pt"/>
    </style:style>
    <style:style style:name="T6" style:family="text">
      <style:text-properties fo:color="#000000" style:font-name="Monospace" fo:font-size="10pt" officeooo:rsid="0007c46e" fo:background-color="#e8f2fe" loext:char-shading-value="0" style:font-size-asian="10pt"/>
    </style:style>
    <style:style style:name="T7" style:family="text">
      <style:text-properties fo:color="#000000" style:font-name="Monospace" fo:font-size="10pt" officeooo:rsid="00111574" fo:background-color="#e8f2fe" loext:char-shading-value="0" style:font-size-asian="10pt"/>
    </style:style>
    <style:style style:name="T8" style:family="text">
      <style:text-properties fo:color="#000000" style:font-name="Monospace" fo:font-size="10pt" officeooo:rsid="0011641e" fo:background-color="#e8f2fe" loext:char-shading-value="0" style:font-size-asian="10pt"/>
    </style:style>
    <style:style style:name="T9" style:family="text">
      <style:text-properties fo:color="#000000" style:font-name="Monospace" fo:font-size="10pt" style:font-size-asian="10pt"/>
    </style:style>
    <style:style style:name="T10" style:family="text">
      <style:text-properties fo:color="#000000" style:font-name="Monospace" fo:font-size="10pt" officeooo:rsid="001398f0" style:font-size-asian="10pt"/>
    </style:style>
    <style:style style:name="T11" style:family="text">
      <style:text-properties fo:color="#000000" style:font-name="Monospace" fo:font-size="10pt" fo:font-weight="bold" style:font-size-asian="10pt" style:font-weight-asian="bold"/>
    </style:style>
    <style:style style:name="T12" style:family="text">
      <style:text-properties fo:color="#000000" style:font-name="Monospace" fo:font-size="10pt" fo:font-weight="bold" officeooo:rsid="000d4271" fo:background-color="#e8f2fe" loext:char-shading-value="0" style:font-size-asian="10pt" style:font-weight-asian="bold" style:font-weight-complex="bold"/>
    </style:style>
    <style:style style:name="T13" style:family="text">
      <style:text-properties fo:color="#000000" style:font-name="Monospace" fo:font-size="10pt" fo:font-weight="bold" officeooo:rsid="000dd759" fo:background-color="#e8f2fe" loext:char-shading-value="0" style:font-size-asian="10pt" style:font-weight-asian="bold" style:font-weight-complex="bold"/>
    </style:style>
    <style:style style:name="T14" style:family="text">
      <style:text-properties fo:color="#000000" style:font-name="Monospace" fo:font-size="10pt" fo:font-weight="bold" officeooo:rsid="00044c53" fo:background-color="#e8f2fe" loext:char-shading-value="0" style:font-size-asian="10pt" style:font-weight-asian="bold" style:font-weight-complex="bold"/>
    </style:style>
    <style:style style:name="T15" style:family="text">
      <style:text-properties fo:color="#000000" style:font-name="Monospace" fo:font-size="10pt" fo:background-color="#d4d4d4" loext:char-shading-value="0" style:font-size-asian="10pt"/>
    </style:style>
    <style:style style:name="T16" style:family="text">
      <style:text-properties fo:color="#000000" style:font-name="Monospace" fo:font-size="14pt" style:font-size-asian="14pt"/>
    </style:style>
    <style:style style:name="T17" style:family="text">
      <style:text-properties fo:color="#0000c0" style:font-name="Monospace" fo:font-size="10pt" fo:background-color="#e8f2fe" loext:char-shading-value="0" style:font-size-asian="10pt"/>
    </style:style>
    <style:style style:name="T18" style:family="text">
      <style:text-properties fo:color="#0000c0" style:font-name="Monospace" fo:font-size="10pt" style:font-size-asian="10pt"/>
    </style:style>
    <style:style style:name="T19" style:family="text">
      <style:text-properties fo:color="#0000c0" style:font-name="Monospace" fo:font-size="10pt" fo:font-style="italic" style:font-size-asian="10pt" style:font-style-asian="italic"/>
    </style:style>
    <style:style style:name="T20" style:family="text">
      <style:text-properties fo:color="#7f0055" style:font-name="Monospace" fo:font-size="10pt" fo:font-weight="bold" style:font-size-asian="10pt" style:font-weight-asian="bold"/>
    </style:style>
    <style:style style:name="T21" style:family="text">
      <style:text-properties fo:color="#7f0055" style:font-name="Monospace" fo:font-size="14pt" fo:font-weight="bold" style:font-size-asian="14pt" style:font-weight-asian="bold"/>
    </style:style>
    <style:style style:name="T22" style:family="text">
      <style:text-properties fo:color="#7f0055" fo:font-size="14pt" fo:font-weight="bold" style:font-size-asian="14pt" style:font-weight-asian="bold"/>
    </style:style>
    <style:style style:name="T23" style:family="text">
      <style:text-properties fo:color="#3f7f5f" style:font-name="Monospace" fo:font-size="10pt" style:font-size-asian="10pt"/>
    </style:style>
    <style:style style:name="T24" style:family="text">
      <style:text-properties fo:color="#3f7f5f" fo:font-size="14pt" style:font-size-asian="14pt"/>
    </style:style>
    <style:style style:name="T25" style:family="text">
      <style:text-properties fo:color="#005032" style:font-name="Monospace" fo:font-size="10pt" style:font-size-asian="10pt"/>
    </style:style>
    <style:style style:name="T26" style:family="text">
      <style:text-properties fo:color="#005032" fo:font-size="14pt" style:font-size-asian="14pt"/>
    </style:style>
    <style:style style:name="T27" style:family="text">
      <style:text-properties fo:color="#2a00ff" style:font-name="Monospace" fo:font-size="10pt" style:font-size-asian="10pt"/>
    </style:style>
    <style:style style:name="T28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29" style:family="text">
      <style:text-properties fo:font-variant="normal" fo:text-transform="none" fo:color="#222222" style:font-name="sans-serif" fo:font-size="10.5pt" fo:letter-spacing="normal" fo:font-style="normal" fo:font-weight="normal" style:font-name-complex="sans-serif" style:font-size-complex="10.5pt" style:font-style-complex="normal" style:font-weight-complex="normal"/>
    </style:style>
    <style:style style:name="T30" style:family="text">
      <style:text-properties fo:font-variant="normal" fo:text-transform="none" fo:color="#222222" fo:letter-spacing="normal"/>
    </style:style>
    <style:style style:name="T31" style:family="text">
      <style:text-properties fo:font-variant="normal" fo:text-transform="none" fo:color="#222222" fo:letter-spacing="normal" style:font-name-complex="sans-serif" style:font-size-complex="10.5pt" style:font-style-complex="normal" style:font-weight-complex="normal"/>
    </style:style>
    <style:style style:name="T32" style:family="text">
      <style:text-properties fo:font-variant="normal" fo:text-transform="none" fo:color="#5a3696" style:text-line-through-style="none" style:text-line-through-type="none" fo:letter-spacing="normal" style:text-underline-style="none" style:text-blinking="false" fo:background-color="#ffffff" loext:char-shading-value="0" style:font-name-complex="sans-serif" style:font-size-complex="10.5pt" style:font-style-complex="normal" style:font-weight-complex="normal"/>
    </style:style>
    <style:style style:name="T33" style:family="text">
      <style:text-properties fo:font-variant="normal" fo:text-transform="none" fo:color="#5a3696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 style:font-name-complex="sans-serif" style:font-size-complex="10.5pt" style:font-style-complex="normal" style:font-weight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0f7b45" style:font-weight-asian="bold" style:font-weight-complex="bold"/>
    </style:style>
    <style:style style:name="T36" style:family="text">
      <style:text-properties officeooo:rsid="000ea586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officeooo:rsid="001398f0"/>
    </style:style>
    <style:style style:name="T39" style:family="text">
      <style:text-properties fo:font-size="14pt" style:font-size-asian="14pt"/>
    </style:style>
    <style:style style:name="T40" style:family="text">
      <style:text-properties fo:font-size="14pt" fo:font-weight="bold" fo:background-color="#d4d4d4" loext:char-shading-value="0" style:font-size-asian="14pt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tab/><text:tab/><text:tab/><text:tab/><text:tab/><text:tab/><text:span text:style-name="T36">Notes</text:span></text:p>
      <text:p text:style-name="P2"/>
      <text:p text:style-name="P3"><text:tab/>Priorities<text:span text:style-name="T37">:</text:span></text:p>
      <text:p text:style-name="P3"><text:tab/>The same priorities. Queue. Implemented by linked list.</text:p>
      <text:p text:style-name="P2"><text:tab/>Round Rubin: The same priorities.</text:p>
      <text:p text:style-name="P1"/>
      <text:p text:style-name="P1"/>
      <text:p text:style-name="P6"><text:tab/>* <text:span text:style-name="T36">L</text:span>ocking <text:span text:style-name="T36">M</text:span>echanisms :</text:p>
      <text:p text:style-name="P4"/>
      <text:p text:style-name="P4"><text:tab/>The linkedlist2 (h2.tasks doinglist):Dispacher does one task at a time that received from the <text:tab/>linkedlist1 (h1,todolist tasks).</text:p>
      <text:p text:style-name="P4"/>
      <text:p text:style-name="P4"/>
      <text:p text:style-name="P31">*ISR <text:s/>(NVIC)</text:p>
      <text:p text:style-name="P32"/>
      <text:p text:style-name="P30"><text:span text:style-name="T35">That’s the Interrupt</text:span><text:span text:style-name="T12"> of the timer</text:span><text:span text:style-name="T13">:</text:span></text:p>
      <text:p text:style-name="P4"/>
      <text:p text:style-name="P4"><text:span text:style-name="T1"><text:tab/>htim3.</text:span><text:span text:style-name="T17">Init</text:span><text:span text:style-name="T1">.</text:span><text:span text:style-name="T17">Period</text:span><text:span text:style-name="T1"> = 53191; Counts 53191 ticks in one second.</text:span></text:p>
      <text:p text:style-name="P12"/>
      <text:p text:style-name="P7"><text:span text:style-name="T1"><text:tab/>htim3.</text:span><text:span text:style-name="T17">Init</text:span><text:span text:style-name="T1">.</text:span><text:span text:style-name="T17">AutoReloadPreload</text:span><text:span text:style-name="T1"> = TIM_AUTORELOAD_PRELOAD_ENABLE; </text:span></text:p>
      <text:p text:style-name="P16"/>
      <text:p text:style-name="P7"><text:span text:style-name="T2"><text:tab/>initialize <text:tab/>the timer after each message</text:span><text:span text:style-name="T7">, every one second.</text:span></text:p>
      <text:p text:style-name="P15"/>
      <text:p text:style-name="P15"/>
      <text:p text:style-name="P10"><text:span text:style-name="T2"><text:tab/>*48 APB1 peripheral clocks (MHZ)- </text:span><text:span text:style-name="T3">PCLK1</text:span><text:span text:style-name="T2">:</text:span></text:p>
      <text:p text:style-name="P15"/>
      <text:p text:style-name="P15"><text:tab/>The internal clock that we’re using in this project.</text:p>
      <text:p text:style-name="P15"><text:tab/></text:p>
      <text:p text:style-name="P15"/>
      <text:p text:style-name="P27"><text:tab/>*96 MHZ:</text:p>
      <text:p text:style-name="P15"/>
      <text:p text:style-name="P15"><text:tab/>The system clock which is the main clock (HCLK) that gives 96 MHZ to the <text:tab/>inner clocks </text:p>
      <text:p text:style-name="P15"/>
      <text:p text:style-name="P15"/>
      <text:p text:style-name="P17"/>
      <text:p text:style-name="P17"><text:tab/>*The task of the thread operates the timer so it will be multi-thread. <text:s/></text:p>
      <text:p text:style-name="P4"><text:span text:style-name="T2"><text:tab/></text:span><text:span text:style-name="T3">Currently we are using only one timer </text:span><text:span text:style-name="T14">(Tim3) and 2 threads (tim3,main)</text:span></text:p>
      <text:p text:style-name="P28"/>
      <text:p text:style-name="P17"/>
      <text:p text:style-name="P18"><text:tab/> </text:p>
      <text:p text:style-name="P18"><text:s text:c="2"/><text:span text:style-name="T34"><text:s text:c="4"/>*HAL_TIM_Base_Start_IT(&amp;htim3):</text:span></text:p>
      <text:p text:style-name="P17"/>
      <text:p text:style-name="P8"><text:span text:style-name="T3"><text:tab/> </text:span><text:span text:style-name="T4">Starts the timer counting a</text:span><text:span text:style-name="T6">n</text:span><text:span text:style-name="T4">d acts accordingly.</text:span></text:p>
      <text:p text:style-name="P17"/>
      <text:p text:style-name="P5"><text:span text:style-name="T3"><text:tab/></text:span><text:span text:style-name="T4">each second we receive message which </text:span><text:span text:style-name="T8">is</text:span><text:span text:style-name="T4"> <text:s/></text:span><text:span text:style-name="T1">53191 </text:span><text:span text:style-name="T4">ticks.</text:span></text:p>
      <text:p text:style-name="P19"/>
      <text:p text:style-name="P13"/>
      <text:p text:style-name="P13"/>
      <text:p text:style-name="P11"><text:span text:style-name="T1"><text:tab/>*</text:span><text:span text:style-name="T5">UART:</text:span></text:p>
      <text:p text:style-name="P20"/>
      <text:p text:style-name="P20"><text:tab/>תקשורת טורית שמתקשרת בין רכיבים, בין המחשב נייד לכרטיס פיתוח </text:p>
      <text:p text:style-name="P21"><text:tab/>STM</text:p>
      <text:p text:style-name="P21"/>
      <text:p text:style-name="P21"/>
      <text:p text:style-name="P21"><text:span text:style-name="T30"> </text:span><text:span text:style-name="T31">שבבי </text:span><text:span text:style-name="T28">UART </text:span><text:span text:style-name="T31">חדשים יותר מכילים בתוכם גם </text:span><text:a xlink:type="simple" xlink:href="https://he.wikipedia.org/wiki/חוצץ" text:style-name="Internet_20_link" text:visited-style-name="Visited_20_Internet_20_Link"><text:span text:style-name="T32">מאגר פנימי</text:span></text:a><text:span text:style-name="T30"> </text:span><text:span text:style-name="T28">(Internal Buffer), </text:span><text:span text:style-name="T31">המאפשר אגירת נתונים טרם פיענוחם ובכך מאפשר להגדיל את קצב העברת הנתונים עד ל</text:span><text:span text:style-name="T28">-115,200 </text:span><text:span text:style-name="T31">סל</text:span><text:span text:style-name="T28">"</text:span><text:span text:style-name="T31">ש</text:span><text:span text:style-name="T28">.</text:span></text:p>
      <text:p text:style-name="P29"><text:soft-page-break/></text:p>
      <text:p text:style-name="P21"><text:span text:style-name="T28">115200 </text:span><text:a xlink:type="simple" xlink:href="https://he.wikipedia.org/wiki/סיבית" text:style-name="Internet_20_link" text:visited-style-name="Visited_20_Internet_20_Link"><text:span text:style-name="T33">סיביות</text:span></text:a><text:span text:style-name="T28"> </text:span><text:span text:style-name="T29">ל</text:span><text:a xlink:type="simple" xlink:href="https://he.wikipedia.org/wiki/שנייה" text:style-name="Internet_20_link" text:visited-style-name="Visited_20_Internet_20_Link"><text:span text:style-name="T33">שנייה</text:span></text:a><text:span text:style-name="T28">. </text:span><text:span text:style-name="T29">כאשר לא משתמשים בבקר </text:span><text:span text:style-name="T28">UART </text:span><text:span text:style-name="T29">קנוי</text:span><text:span text:style-name="T28">, </text:span><text:span text:style-name="T29">ניתן להשתמש בפרוטוקול עבור כל קצב רצוי</text:span><text:span text:style-name="T28">, </text:span><text:span text:style-name="T29">בהתאם למגבלות הפיזיקליות של המעגל עליו הוא ממומש</text:span><text:span text:style-name="T28">.</text:span></text:p>
      <text:p text:style-name="P29"/>
      <text:p text:style-name="P29"/>
      <text:p text:style-name="P21"/>
      <text:p text:style-name="P21"/>
      <text:p text:style-name="P33"><text:span text:style-name="T20">int</text:span><text:span text:style-name="T9"> </text:span><text:span text:style-name="T11">_write</text:span><text:span text:style-name="T9">(</text:span><text:span text:style-name="T20">int</text:span><text:span text:style-name="T9"> file, </text:span><text:span text:style-name="T20">char</text:span><text:span text:style-name="T9"> *data, </text:span><text:span text:style-name="T20">int</text:span><text:span text:style-name="T9"> len) {</text:span></text:p>
      <text:p text:style-name="P33"><text:span text:style-name="T9"><text:tab/></text:span><text:span text:style-name="T23">// arbitrary timeout 1000</text:span></text:p>
      <text:p text:style-name="P33"><text:span text:style-name="T9"><text:tab/>HAL_UART_Transmit(&amp;huart3, (</text:span><text:span text:style-name="T25">uint8_t</text:span><text:span text:style-name="T9">*) data, len, 1000);</text:span></text:p>
      <text:p text:style-name="P33"><text:span text:style-name="T9"><text:tab/></text:span><text:span text:style-name="T20">return</text:span><text:span text:style-name="T9"> 0;</text:span></text:p>
      <text:p text:style-name="P35">}</text:p>
      <text:p text:style-name="P34"/>
      <text:p text:style-name="P33"><text:span text:style-name="T20">int</text:span><text:span text:style-name="T9"> </text:span><text:span text:style-name="T11">_read</text:span><text:span text:style-name="T9">(</text:span><text:span text:style-name="T20">int</text:span><text:span text:style-name="T9"> file, </text:span><text:span text:style-name="T20">char</text:span><text:span text:style-name="T9"> *ptr, </text:span><text:span text:style-name="T20">int</text:span><text:span text:style-name="T9"> len) {</text:span></text:p>
      <text:p text:style-name="P33"><text:span text:style-name="T9"><text:tab/>HAL_UART_Receive(&amp;huart3, (</text:span><text:span text:style-name="T25">uint8_t</text:span><text:span text:style-name="T9">*) ptr++, 1, 0xffff);</text:span></text:p>
      <text:p text:style-name="P33"><text:span text:style-name="T9"><text:tab/>HAL_UART_Transmit(&amp;huart3, (</text:span><text:span text:style-name="T25">uint8_t</text:span><text:span text:style-name="T9"> *) (ptr - 1), 1, 10);</text:span></text:p>
      <text:p text:style-name="P34"/>
      <text:p text:style-name="P33"><text:span text:style-name="T9"><text:tab/></text:span><text:span text:style-name="T20">if</text:span><text:span text:style-name="T9"> (*(ptr - 1) == 0x0D) {</text:span></text:p>
      <text:p text:style-name="P33"><text:span text:style-name="T9"><text:tab/><text:tab/>HAL_UART_Transmit(&amp;huart3, (</text:span><text:span text:style-name="T25">uint8_t</text:span><text:span text:style-name="T9"> *) </text:span><text:span text:style-name="T27">"\n"</text:span><text:span text:style-name="T9">, 1, 10);</text:span></text:p>
      <text:p text:style-name="P33"><text:span text:style-name="T9"><text:tab/><text:tab/>*(ptr - 1) = </text:span><text:span text:style-name="T27">'\n'</text:span><text:span text:style-name="T9">;</text:span></text:p>
      <text:p text:style-name="P35"><text:tab/>}</text:p>
      <text:p text:style-name="P34"/>
      <text:p text:style-name="P33"><text:span text:style-name="T9"><text:tab/></text:span><text:span text:style-name="T20">return</text:span><text:span text:style-name="T9"> 1;</text:span></text:p>
      <text:p text:style-name="P35">}</text:p>
      <text:p text:style-name="P21"/>
      <text:p text:style-name="P21"/>
      <text:p text:style-name="P21"/>
      <text:p text:style-name="P9"><text:span text:style-name="T1"><text:s/></text:span><text:span text:style-name="T23">/* USER CODE END USART3_Init 1 */</text:span></text:p>
      <text:p text:style-name="P33"><text:span text:style-name="T9"><text:s text:c="2"/>huart3.</text:span><text:span text:style-name="T18">Instance</text:span><text:span text:style-name="T9"> = </text:span><text:span text:style-name="T15">USART3</text:span><text:span text:style-name="T9">;</text:span></text:p>
      <text:p text:style-name="P33"><text:span text:style-name="T9"><text:s text:c="2"/>huart3.</text:span><text:span text:style-name="T18">Init</text:span><text:span text:style-name="T9">.</text:span><text:span text:style-name="T18">BaudRate</text:span><text:span text:style-name="T9"> = 115200; //</text:span><text:span text:style-name="T10">מהירות קצב נתונים</text:span></text:p>
      <text:p text:style-name="P33"><text:span text:style-name="T9"><text:s text:c="2"/>huart3.</text:span><text:span text:style-name="T18">Init</text:span><text:span text:style-name="T9">.</text:span><text:span text:style-name="T18">WordLength</text:span><text:span text:style-name="T9"> = UART_WORDLENGTH_8B;</text:span></text:p>
      <text:p text:style-name="P33"><text:span text:style-name="T9"><text:s text:c="2"/>huart3.</text:span><text:span text:style-name="T18">Init</text:span><text:span text:style-name="T9">.</text:span><text:span text:style-name="T18">StopBits</text:span><text:span text:style-name="T9"> = UART_STOPBITS_1;</text:span></text:p>
      <text:p text:style-name="P33"><text:span text:style-name="T9"><text:s text:c="2"/>huart3.</text:span><text:span text:style-name="T18">Init</text:span><text:span text:style-name="T9">.</text:span><text:span text:style-name="T18">Parity</text:span><text:span text:style-name="T9"> = UART_PARITY_NONE;</text:span></text:p>
      <text:p text:style-name="P33"><text:span text:style-name="T9"><text:s text:c="2"/>huart3.</text:span><text:span text:style-name="T18">Init</text:span><text:span text:style-name="T9">.</text:span><text:span text:style-name="T18">Mode</text:span><text:span text:style-name="T9"> = UART_MODE_TX_RX;</text:span></text:p>
      <text:p text:style-name="P33"><text:span text:style-name="T9"><text:s text:c="2"/>huart3.</text:span><text:span text:style-name="T18">Init</text:span><text:span text:style-name="T9">.</text:span><text:span text:style-name="T18">HwFlowCtl</text:span><text:span text:style-name="T9"> = UART_HWCONTROL_NONE;</text:span></text:p>
      <text:p text:style-name="P33"><text:span text:style-name="T9"><text:s text:c="2"/>huart3.</text:span><text:span text:style-name="T18">Init</text:span><text:span text:style-name="T9">.</text:span><text:span text:style-name="T18">OverSampling</text:span><text:span text:style-name="T9"> = UART_OVERSAMPLING_16;</text:span></text:p>
      <text:p text:style-name="P33"><text:span text:style-name="T9"><text:s text:c="2"/>huart3.</text:span><text:span text:style-name="T18">Init</text:span><text:span text:style-name="T9">.</text:span><text:span text:style-name="T18">OneBitSampling</text:span><text:span text:style-name="T9"> = UART_ONE_BIT_SAMPLE_DISABLE;</text:span></text:p>
      <text:p text:style-name="P33"><text:span text:style-name="T9"><text:s text:c="2"/>huart3.</text:span><text:span text:style-name="T18">AdvancedInit</text:span><text:span text:style-name="T9">.</text:span><text:span text:style-name="T18">AdvFeatureInit</text:span><text:span text:style-name="T9"> = UART_ADVFEATURE_NO_INIT;</text:span></text:p>
      <text:p text:style-name="P33"><text:span text:style-name="T9"><text:s text:c="2"/></text:span><text:span text:style-name="T20">if</text:span><text:span text:style-name="T9"> (HAL_UART_Init(&amp;huart3) != </text:span><text:span text:style-name="T19">HAL_OK</text:span><text:span text:style-name="T9">)</text:span></text:p>
      <text:p text:style-name="P35"><text:s text:c="2"/>{</text:p>
      <text:p text:style-name="P35"><text:s text:c="4"/>Error_Handler();</text:p>
      <text:p text:style-name="P26"><text:s text:c="2"/>}</text:p>
      <text:p text:style-name="P14"/>
      <text:p text:style-name="P13"/>
      <text:p text:style-name="P21">The UART located in PD9,PD8 in the diagrm.</text:p>
      <text:p text:style-name="P21"/>
      <text:p text:style-name="P21"/>
      <text:p text:style-name="P21"/>
      <text:p text:style-name="P14">/dev/ttyACM1:</text:p>
      <text:p text:style-name="P21">The address of the connection between the laptop and the STM card <text:span text:style-name="T36">in putty (see shortcut in the software)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text:span text:style-name="T22">void</text:span><text:span text:style-name="T39"> </text:span><text:span text:style-name="T40">HAL_TIM_PeriodElapsedCallback</text:span><text:span text:style-name="T39">(</text:span><text:span text:style-name="T26">TIM_HandleTypeDef</text:span><text:span text:style-name="T39"> *htim) </text:span><text:span text:style-name="T24">//a weak function from the timer driver, EXECUTES WHEN THE TIMER IS FINISHED. Thread.</text:span></text:p>
      <text:p text:style-name="P33"><text:span text:style-name="T16">{</text:span></text:p>
      <text:p text:style-name="P33"><text:span text:style-name="T16"><text:tab/></text:span><text:span text:style-name="T21">if</text:span><text:span text:style-name="T16">(head2!=NULL)</text:span></text:p>
      <text:p text:style-name="P33"><text:span text:style-name="T16"><text:tab/><text:tab/>{</text:span></text:p>
      <text:p text:style-name="P33"><text:span text:style-name="T16"><text:tab/><text:tab/><text:tab/>print_list(head2);</text:span></text:p>
      <text:p text:style-name="P33"><text:span text:style-name="T16"><text:tab/><text:tab/><text:tab/>DeleteLastNode(head2);</text:span></text:p>
      <text:p text:style-name="P33"><text:span text:style-name="T16"><text:tab/><text:tab/>}</text:span></text:p>
      <text:p text:style-name="P39"/>
      <text:p text:style-name="P39"/>
      <text:p text:style-name="P33"><text:span text:style-name="T16">}</text:span></text:p>
      <text:p text:style-name="P21"/>
      <text:p text:style-name="P21"/>
      <text:p text:style-name="P2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סדר פעולות:</text:p>
      <text:p text:style-name="P22"/>
      <text:p text:style-name="P22">מפעיל את תוכנת אסטיאםקיוב</text:p>
      <text:p text:style-name="P22"/>
      <text:p text:style-name="P22">project→ build all</text:p>
      <text:p text:style-name="P22"/>
      <text:p text:style-name="P22">run→ debug as→ stm32mcu </text:p>
      <text:p text:style-name="P22"/>
      <text:p text:style-name="P22">turn on the putty software</text:p>
      <text:p text:style-name="P22"/>
      <text:p text:style-name="P23">choose stm32mcu</text:p>
      <text:p text:style-name="P23"/>
      <text:p text:style-name="P23">open</text:p>
      <text:p text:style-name="P23"/>
      <text:p text:style-name="P23">press: resume</text:p>
      <text:p text:style-name="P23"/>
      <text:p text:style-name="P23"/>
      <text:p text:style-name="P23"/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21:55:17.424274811</meta:creation-date>
    <dc:date>2020-02-23T19:53:44.584763344</dc:date>
    <meta:editing-duration>P1DT52M9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75" meta:word-count="388" meta:character-count="2820" meta:non-whitespace-character-count="2404"/>
  </office:meta>
</office:document-meta>
</file>